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sans-serif"/>
  </office:font-face-decls>
  <office:automatic-styles>
    <style:style style:name="P1" style:family="paragraph" style:parent-style-name="Text_20_body">
      <style:paragraph-properties fo:line-height="160%"/>
      <style:text-properties fo:color="#333333" loext:opacity="100%" style:font-name="apple-system"/>
    </style:style>
    <style:style style:name="P2" style:family="paragraph" style:parent-style-name="Heading_20_3">
      <style:paragraph-properties fo:line-height="160%"/>
    </style:style>
    <style:style style:name="P3" style:family="paragraph" style:parent-style-name="Text_20_body">
      <style:paragraph-properties fo:line-height="160%"/>
    </style:style>
    <style:style style:name="P4" style:family="paragraph" style:parent-style-name="Text_20_body" style:list-style-name="L1">
      <style:paragraph-properties fo:margin-top="0cm" fo:margin-bottom="0cm" style:contextual-spacing="false" fo:line-height="160%"/>
    </style:style>
    <style:style style:name="P5" style:family="paragraph" style:parent-style-name="Text_20_body" style:list-style-name="L1">
      <style:paragraph-properties fo:line-height="160%"/>
    </style:style>
    <style:style style:name="P6" style:family="paragraph" style:parent-style-name="Text_20_body" style:list-style-name="L2">
      <style:paragraph-properties fo:margin-top="0cm" fo:margin-bottom="0cm" style:contextual-spacing="false" fo:line-height="160%"/>
    </style:style>
    <style:style style:name="P7" style:family="paragraph" style:parent-style-name="Text_20_body" style:list-style-name="L2">
      <style:paragraph-properties fo:line-height="160%"/>
    </style:style>
    <style:style style:name="P8" style:family="paragraph" style:parent-style-name="Text_20_body" style:list-style-name="L3">
      <style:paragraph-properties fo:margin-top="0cm" fo:margin-bottom="0cm" style:contextual-spacing="false" fo:line-height="160%"/>
    </style:style>
    <style:style style:name="P9" style:family="paragraph" style:parent-style-name="Text_20_body" style:list-style-name="L3">
      <style:paragraph-properties fo:line-height="160%"/>
    </style:style>
    <style:style style:name="P10" style:family="paragraph" style:parent-style-name="Text_20_body" style:list-style-name="L4">
      <style:paragraph-properties fo:margin-top="0cm" fo:margin-bottom="0cm" style:contextual-spacing="false" fo:line-height="160%"/>
    </style:style>
    <style:style style:name="P11" style:family="paragraph" style:parent-style-name="Text_20_body" style:list-style-name="L4">
      <style:paragraph-properties fo:line-height="160%"/>
    </style:style>
    <style:style style:name="T1" style:family="text">
      <style:text-properties fo:color="#333333" loext:opacity="100%" style:font-name="apple-system"/>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span text:style-name="T1">You</text:span></text:span><text:span text:style-name="T1">:</text:span></text:h>
      <text:p text:style-name="P1">Du bist Personalchef eines großen IT Internehmens das unter anderem Softwarprojekte mit SpringBoot umsetzt: Stell Dir vor, Du bekommst eine Bewerbung von einem Java-Ingenieur der bisher im technischen Bereich tätig war, und der nun SpringBoot neu lernt. Zum Darstellen seines Kenntnissstandes und seines Interesses bietet der Ingenieur eine Probearbeit zu seinen neu erlernten SpringBoot-Kenntnissen an. Welches Thema würde Dir als Personalchef aus der Masse der Bewerbungen heraus auffallen, sodass Du es näher betrachten möchtest.</text:p>
      <text:h text:style-name="P2" text:outline-level="3"><text:span text:style-name="Strong_20_Emphasis"><text:span text:style-name="T1">gemma3:1b</text:span></text:span><text:span text:style-name="T1">:</text:span></text:h>
      <text:p text:style-name="P1">Okay, das ist eine interessante Situation. Als Personalchef bei einem IT-Unternehmen, das sich auf Spring Boot spezialisiert, würde ich mir bei einer Bewerbung eines erfahrenen Java-Ingenieurs, der sich nun Spring Boot neu lernt, besonders folgende Punkte ansehen:</text:p>
      <text:p text:style-name="P3"><text:span text:style-name="Strong_20_Emphasis"><text:span text:style-name="T1">1. Das Verständnis für die </text:span></text:span><text:span text:style-name="Strong_20_Emphasis"><text:span text:style-name="Emphasis"><text:span text:style-name="T1">Motivation</text:span></text:span></text:span><text:span text:style-name="Strong_20_Emphasis"><text:span text:style-name="T1"> hinter dem Lernen:</text:span></text:span></text:p>
      <text:list text:style-name="L1">
        <text:list-item>
          <text:p text:style-name="P4"><text:span text:style-name="Strong_20_Emphasis"><text:span text:style-name="T1">Warum Spring Boot?</text:span></text:span><text:span text:style-name="T1"> Ich würde fragen, warum er sich für Spring Boot entschieden hat. Ist es die Plattform-spezifische Flexibilität, die Möglichkeit, in die Cloud zu integrieren, die große Community, die die Lernkurve vereinfacht oder vielleicht ein bestimmtes Projekt, das er mit Spring Boot umsetzen möchte? Das gibt mir einen ersten Eindruck von seinem Hintergrund und seine Ziele. </text:span></text:p>
        </text:list-item>
        <text:list-item>
          <text:p text:style-name="P5"><text:span text:style-name="Strong_20_Emphasis"><text:span text:style-name="T1">Bisheriger Schwerpunkt:</text:span></text:span><text:span text:style-name="T1"> Wie hat er seine Karriere bisher gestaltet? Gibt es bestimmte Arten von Projekten, die er in der Vergangenheit bevorzugt hat? Das hilft, seine Kenntnisse zu validieren und zu sehen, ob seine neuen Lernanstrengungen mit seinen bisherigen Fähigkeiten übereinstimmen. </text:span></text:p>
        </text:list-item>
      </text:list>
      <text:p text:style-name="P3"><text:span text:style-name="Strong_20_Emphasis"><text:span text:style-name="T1">2. Die </text:span></text:span><text:span text:style-name="Strong_20_Emphasis"><text:span text:style-name="Emphasis"><text:span text:style-name="T1">Struktur</text:span></text:span></text:span><text:span text:style-name="Strong_20_Emphasis"><text:span text:style-name="T1"> und </text:span></text:span><text:span text:style-name="Strong_20_Emphasis"><text:span text:style-name="Emphasis"><text:span text:style-name="T1">Anwendung</text:span></text:span></text:span><text:span text:style-name="Strong_20_Emphasis"><text:span text:style-name="T1"> der Spring Boot-Kenntnisse:</text:span></text:span></text:p>
      <text:p text:style-name="P3"><text:span text:style-name="T1">Hier sind die Themen, die ich besonders betrachten würde, um zu sehen, ob er wirklich </text:span><text:span text:style-name="Emphasis"><text:span text:style-name="T1">lernt</text:span></text:span><text:span text:style-name="T1"> oder nur eine oberflächliche Wissensbasis hat:</text:span></text:p>
      <text:list text:style-name="L2">
        <text:list-item>
          <text:p text:style-name="P6"><text:soft-page-break/><text:span text:style-name="Strong_20_Emphasis"><text:span text:style-name="T1">Grundlagen-Analyse und Konfiguration:</text:span></text:span><text:span text:style-name="T1"> Ich würde mich fragen, ob er die grundlegenden Konzepte der Spring Boot-Analyse (Annotations, Reflection, Context, etc.) versteht und beurteilt. Kann er sie einfach nur definieren? (Ich würde nach Antworten suchen, die nicht nur </text:span><text:span text:style-name="Emphasis"><text:span text:style-name="T1">Was</text:span></text:span><text:span text:style-name="T1"> die Komponenten sind, sondern </text:span><text:span text:style-name="Emphasis"><text:span text:style-name="T1">Wann</text:span></text:span><text:span text:style-name="T1"> und </text:span><text:span text:style-name="Emphasis"><text:span text:style-name="T1">Wie</text:span></text:span><text:span text:style-name="T1"> sie verwendet werden). </text:span></text:p>
        </text:list-item>
        <text:list-item>
          <text:p text:style-name="P6"><text:span text:style-name="Strong_20_Emphasis"><text:span text:style-name="T1">Spring Boot Lifecycle:</text:span></text:span><text:span text:style-name="T1"> Wie gut versteht er das Lifecycle des Spring Boot-Projekts (Deployment, Initialization, Shutdown)? Ist er bereit, einen einfachen Deployment-Prozess zu erstellen und zu verstehen? </text:span></text:p>
        </text:list-item>
        <text:list-item>
          <text:p text:style-name="P6"><text:span text:style-name="Strong_20_Emphasis"><text:span text:style-name="T1">Dependency Injection:</text:span></text:span><text:span text:style-name="T1"> Ist er sich der Grundlagen der Dependency Injection bewusst? Wie würde er komplexe Abhängigkeiten verwalten? </text:span></text:p>
        </text:list-item>
        <text:list-item>
          <text:p text:style-name="P6"><text:span text:style-name="Strong_20_Emphasis"><text:span text:style-name="T1">Spring Data JPA:</text:span></text:span><text:span text:style-name="T1"> Hat er ein Verständnis von Spring Data JPA für die Datenintegration? Kann er ein einfache Datenmodell (z.B. ein HashMap) in Spring Data JPA modellieren? (Das ist ein wichtiger Schritt, um das Framework zu verstehen.) </text:span></text:p>
        </text:list-item>
        <text:list-item>
          <text:p text:style-name="P6"><text:span text:style-name="Strong_20_Emphasis"><text:span text:style-name="T1">Test-Management:</text:span></text:span><text:span text:style-name="T1"> Ist er in die Grundlagen der Spring Boot-Test-Management-Strategie eingewillt (Test Doubles, Mocking)? </text:span></text:p>
        </text:list-item>
        <text:list-item>
          <text:p text:style-name="P7"><text:span text:style-name="Strong_20_Emphasis"><text:span text:style-name="T1">Deployment-Strategien (Deployment-Strategien):</text:span></text:span><text:span text:style-name="T1"> Versteht er die verschiedenen Deployment-Strategien (einfach, Cascading, Canary)? Kann er eine einfache Deployment-Umgebung erstellen? </text:span></text:p>
        </text:list-item>
      </text:list>
      <text:p text:style-name="P3"><text:span text:style-name="Strong_20_Emphasis"><text:span text:style-name="T1">3. Die </text:span></text:span><text:span text:style-name="Strong_20_Emphasis"><text:span text:style-name="Emphasis"><text:span text:style-name="T1">Anwendung</text:span></text:span></text:span><text:span text:style-name="Strong_20_Emphasis"><text:span text:style-name="T1"> und </text:span></text:span><text:span text:style-name="Strong_20_Emphasis"><text:span text:style-name="Emphasis"><text:span text:style-name="T1">Problemverständnis</text:span></text:span></text:span><text:span text:style-name="Strong_20_Emphasis"><text:span text:style-name="T1">:</text:span></text:span></text:p>
      <text:list text:style-name="L3">
        <text:list-item>
          <text:p text:style-name="P8"><text:span text:style-name="Strong_20_Emphasis"><text:span text:style-name="T1">"Wie würdest du das Problem X angehen?"</text:span></text:span><text:span text:style-name="T1"> – Das ist entscheidend. Ich würde versuchen, ihn zu bitten, eine einfache Problemstellung zu beschreiben, die er mit Spring Boot lösen könnte. (z.B. "Erstelle eine einfache REST-API für eine einfache Kalkulation...") Das zeigt, ob er die Konzepte wirklich versteht und nicht nur die Syntax lernt. </text:span></text:p>
        </text:list-item>
        <text:list-item>
          <text:p text:style-name="P9"><text:span text:style-name="Strong_20_Emphasis"><text:span text:style-name="T1">Code-Beispiele:</text:span></text:span><text:span text:style-name="T1"> Ich würde versuchen, ihm </text:span><text:span text:style-name="Emphasis"><text:span text:style-name="T1">kurze</text:span></text:span><text:span text:style-name="T1"> Code-Beispiele zu geben, die ihn dazu anregen, zu denken. Kein komplizierter Code, sondern ein paar einfache Beispiele, die er veranschaulichen kann. </text:span></text:p>
        </text:list-item>
      </text:list>
      <text:p text:style-name="P3"><text:soft-page-break/><text:span text:style-name="Strong_20_Emphasis"><text:span text:style-name="T1">4. Kommunikation und Lernbereitschaft:</text:span></text:span></text:p>
      <text:list text:style-name="L4">
        <text:list-item>
          <text:p text:style-name="P10"><text:span text:style-name="Strong_20_Emphasis"><text:span text:style-name="T1">Fragen stellen:</text:span></text:span><text:span text:style-name="T1"> Ich würde ihn bitten, Fragen zu stellen, um zu sehen, wie er denkt und wie er Probleme löst. </text:span></text:p>
        </text:list-item>
        <text:list-item>
          <text:p text:style-name="P11"><text:span text:style-name="Strong_20_Emphasis"><text:span text:style-name="T1">Mentale Flexibilität:</text:span></text:span><text:span text:style-name="T1"> Wie reagiert er, wenn er feststeckt? Ist er bereit, nach Lösungen zu suchen oder hilft er eher, sich auf die Lösung zu konzentrieren? </text:span></text:p>
        </text:list-item>
      </text:list>
      <text:p text:style-name="P3"><text:span text:style-name="Strong_20_Emphasis"><text:span text:style-name="T1">Zusammenfassend:</text:span></text:span><text:span text:style-name="T1"> Ich würde nach einem Verständnis für die </text:span><text:span text:style-name="Emphasis"><text:span text:style-name="T1">Grundlagen</text:span></text:span><text:span text:style-name="T1">, einer </text:span><text:span text:style-name="Emphasis"><text:span text:style-name="T1">Anwendung</text:span></text:span><text:span text:style-name="T1"> und einer </text:span><text:span text:style-name="Emphasis"><text:span text:style-name="T1">räumlichen Fähigkeit</text:span></text:span><text:span text:style-name="T1"> suchen, das zeigt, dass er nicht nur Syntax lernt, sondern ein solides Verständnis der Spring Boot-Architektur und -Konzept hat, um echte Probleme lösen zu können.</text:span></text:p>
      <text:p text:style-name="P3"><text:span text:style-name="T1">Um die Bewerbung richtig einzuschätzen, würde ich auch unbedingt einen kurzen </text:span><text:span text:style-name="Emphasis"><text:span text:style-name="T1">Checklisten-Test</text:span></text:span><text:span text:style-name="T1"> veranlassen, um sicherzustellen, dass die Lernbereitschaft und die grundlegenden Konzepte tatsächlich vorhanden sind. Ich würde die Ergebnisse der Fragen und des Testes im Kontext des Projekts bewerten.</text:span></text:p>
      <text:p text:style-name="P1">Gibt es ein bestimmtes Spring Boot-Feature, das er besonders interessiert oder in dem er Schwierigkeiten sieht? Das könnte mir gezieltere Fragen helfen, die wir stelle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7T15:14:21.592822200</meta:creation-date>
    <dc:date>2026-01-07T15:14:49.147509300</dc:date>
    <meta:editing-duration>PT27S</meta:editing-duration>
    <meta:editing-cycles>1</meta:editing-cycles>
    <meta:document-statistic meta:table-count="0" meta:image-count="0" meta:object-count="0" meta:page-count="3" meta:paragraph-count="24" meta:word-count="653" meta:character-count="4575" meta:non-whitespace-character-count="3945"/>
    <meta:generator>LibreOffice/25.8.4.2$Windows_X86_64 LibreOffice_project/290daaa01b999472f0c7a3890eb6a550fd74c6df</meta:generator>
  </office:meta>
</office:document-meta>
</file>